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4pt" fo:font-weight="bold" officeooo:rsid="0018a802" officeooo:paragraph-rsid="0018a80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e181e" fo:font-size="14pt" fo:font-weight="bold" officeooo:rsid="0018a802" officeooo:paragraph-rsid="0018a80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18a802" officeooo:paragraph-rsid="0018a802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18a802" officeooo:paragraph-rsid="0018a802" style:font-size-asian="10.5pt" style:font-weight-asian="normal" style:font-size-complex="12pt" style:font-weight-complex="normal"/>
    </style:style>
    <style:style style:name="T1" style:family="text">
      <style:text-properties officeooo:rsid="001c786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aletta Stato dell’arte</text:p>
      <text:p text:style-name="P1"/>
      <text:p text:style-name="P2">Internet Of Things</text:p>
      <text:list xml:id="list845956801" text:style-name="L1">
        <text:list-item>
          <text:p text:style-name="P4">ITU-WORK-ON-IOT: <text:span text:style-name="T1">pag. 12</text:span>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2:32:58.237729623</meta:creation-date>
    <meta:generator>LibreOffice/6.0.7.3$Linux_X86_64 LibreOffice_project/00m0$Build-3</meta:generator>
    <dc:date>2020-02-18T21:42:51.408988648</dc:date>
    <meta:editing-duration>PT5H48S</meta:editing-duration>
    <meta:editing-cycles>5</meta:editing-cycles>
    <meta:document-statistic meta:table-count="0" meta:image-count="0" meta:object-count="0" meta:page-count="1" meta:paragraph-count="4" meta:word-count="11" meta:character-count="70" meta:non-whitespace-character-count="64"/>
  </office:meta>
</office:document-meta>
</file>